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2-14_07-39-2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2-14_02-07-54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2-14_00-05-51_000.jpg</text:p>
          </table:table-cell>
          <table:table-cell table:style-name="ce27" office:value-type="string">
            <text:p>:m #*# RES / free / res-id=YUCJ / theme=相続：預金：お兄さんの名義で預ける：法律事項 / genre=~,content=~ / session-number=~ / doc=~,other=~</text:p>
          </table:table-cell>
          <table:table-cell table:style-name="ce20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#*# RES / free / res-id=YUCJ / theme=相続：預金：お兄さんの名義で預ける：法律事項 / genre=~,content=~ / session-number=~ / doc=~,other=~">
            <text:p>:m #*# RES / free / res-id=YUCJ / theme=相続：預金：お兄さんの名義で預ける：法律事項 / genre=~,content=~ / session-number=~ / doc=~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12-14_07-39-34_000.jpg</text:p>
          </table:table-cell>
          <table:table-cell table:style-name="ce20" office:value-type="string">
            <text:p>:m 記録 / お酒：飲んだ量</text:p>
          </table:table-cell>
          <table:table-cell table:style-name="ce29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2-12-13_20-49-16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2-14_13-35-5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2-14_07-54-27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2-12-13_20-20-38_000.jpg</text:p>
          </table:table-cell>
          <table:table-cell table:style-name="ce27" office:value-type="string">
            <text:p>:m Other / 買ったもの / item=針ピン；石鹸；布（黒色）,at=キャン・ドゥ,for=~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Other / 買ったもの / item=針ピン；石鹸；布（黒色）,at=キャン・ドゥ,for=~,other=~">
            <text:p>:m Other / 買ったもの / item=針ピン；石鹸；布（黒色）,at=キャン・ドゥ,for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2-14_11-40-48_000.jpg</text:p>
          </table:table-cell>
          <table:table-cell table:style-name="ce28" office:value-type="string">
            <text:p>:m :th / topic=相続：預金：誰に何を分けるか / content=お兄さんの配分割合：これまで、お父さんの支出を監督してくれていた分,other=related:res-id=YUCJ / lang=ja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:th / topic=相続：預金：誰に何を分けるか / content=お兄さんの配分割合：これまで、お父さんの支出を監督してくれていた分,other=related:res-id=YUCJ / lang=ja">
            <text:p>:m :th / topic=相続：預金：誰に何を分けるか / content=お兄さんの配分割合：これまで、お父さんの支出を監督してくれていた分,other=related:res-id=YUCJ / lang=ja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2-12-14_14-58-30_000.jpg</text:p>
          </table:table-cell>
          <table:table-cell table:style-name="ce27" office:value-type="string">
            <text:p>:m #*# RES / free# S87DP9 記事読み / id=VX7G(browser=yandex) / media=sputnik:chinese / (1) theme=ロシア：植林,content=他の範囲との比較：川崎市,other=~ / (2) theme=ドンバス州：戦争被害：金額,content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#*# RES / free# S87DP9 記事読み / id=VX7G(browser=yandex) / media=sputnik:chinese / (1) theme=ロシア：植林,content=他の範囲との比較：川崎市,other=~ / (2) theme=ドンバス州：戦争被害：金額,content=~,other=~">
            <text:p>:m #*# RES / free# S87DP9 記事読み / id=VX7G(browser=yandex) / media=sputnik:chinese / (1) theme=ロシア：植林,content=他の範囲との比較：川崎市,other=~ / (2) theme=ドンバス州：戦争被害：金額,content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2-12-14_17-35-16_000.jpg</text:p>
          </table:table-cell>
          <table:table-cell table:style-name="ce27" office:value-type="string">
            <text:p>:m dessin,sketch / des. object=カケス / genre=動物：鳥,source=~,location=~,other=~,memo~,found~,id=QLMZ,occasion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dessin,sketch / des. object=カケス / genre=動物：鳥,source=~,location=~,other=~,memo~,found~,id=QLMZ,occasion=~">
            <text:p>:m dessin,sketch / des. object=カケス / genre=動物：鳥,source=~,location=~,other=~,memo~,found~,id=QLMZ,occasion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12-14_17-56-47_000.jpg</text:p>
          </table:table-cell>
          <table:table-cell table:style-name="ce27" office:value-type="string">
            <text:p>:m dessin,sketch / des. object=ヒキガエル / genre=動物：両生類：カエル,source=~,location=~,other=~,memo~,found~,id=FGBM,occasion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dessin,sketch / des. object=ヒキガエル / genre=動物：両生類：カエル,source=~,location=~,other=~,memo~,found~,id=FGBM,occasion=~">
            <text:p>:m dessin,sketch / des. object=ヒキガエル / genre=動物：両生類：カエル,source=~,location=~,other=~,memo~,found~,id=FGBM,occasion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0" office:value-type="string">
            <text:p>2022-12-14_19-07-31_000.jpg</text:p>
          </table:table-cell>
          <table:table-cell table:style-name="ce27" office:value-type="string">
            <text:p>:m :篠笛,shinobue 1-4*5 / session-memo:session-1 / 1#1 / p.1-&lt;1&gt;:genre=melody,key=h-2(B),musescore=~ \\\ p.2-&lt;1&gt;:genre=melody:continue-from:page-1,for=sabi,musescore=~ \\\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9" office:value-type="string">
            <text:p>2022-12-14_19-08-03_000.jpg</text:p>
          </table:table-cell>
          <table:table-cell table:style-name="ce27" office:value-type="string">
            <text:p>:m #*# / memo:other(m:other) / topic=習字, about=~,other=~,id=~,content=標;準;状;態;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#*# / memo:other(m:other) / topic=習字, about=~,other=~,id=~,content=標;準;状;態;">
            <text:p>:m #*# / memo:other(m:other) / topic=習字, about=~,other=~,id=~,content=標;準;状;態;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5">2022/12/15</text:date>, <text:time>11:03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15T11:03:47.25</dc:date>
    <dc:creator>iwabuchi ken</dc:creator>
    <meta:editing-duration>P51DT20H41M4S</meta:editing-duration>
    <meta:editing-cycles>16701</meta:editing-cycles>
    <meta:document-statistic meta:table-count="2" meta:cell-count="922" meta:object-count="0"/>
    <meta:user-defined meta:name="qrichtext">1</meta:user-defined>
  </office:meta>
</office:document-meta>
</file>